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/>
    </style:style>
    <style:style style:name="P2" style:parent-style-name="NoSpacing" style:family="paragraph">
      <style:paragraph-properties fo:text-align="center" fo:margin-top="0.0833in"/>
    </style:style>
    <style:style style:name="T3" style:parent-style-name="DefaultParagraphFont" style:family="text">
      <style:text-properties fo:color="#FFFFFF"/>
    </style:style>
    <style:style style:name="P4" style:parent-style-name="NoSpacing" style:family="paragraph">
      <style:paragraph-properties fo:text-align="center" fo:margin-top="0.0833in"/>
    </style:style>
    <style:style style:name="T5" style:parent-style-name="DefaultParagraphFont" style:family="text">
      <style:text-properties fo:text-transform="uppercase" fo:color="#FFFFFF"/>
    </style:style>
    <style:style style:name="T6" style:parent-style-name="DefaultParagraphFont" style:family="text">
      <style:text-properties fo:color="#FFFFFF"/>
    </style:style>
    <style:style style:name="P7" style:parent-style-name="NoSpacing" style:family="paragraph">
      <style:paragraph-properties fo:text-align="center"/>
    </style:style>
    <style:style style:name="T8" style:parent-style-name="DefaultParagraphFont" style:family="text">
      <style:text-properties style:font-name="Calibri Light" fo:text-transform="uppercase" fo:color="#4472C4" fo:font-size="36pt" style:font-size-asian="36pt" style:font-size-complex="36pt"/>
    </style:style>
    <style:style style:name="P9" style:parent-style-name="Normal" style:family="paragraph">
      <style:paragraph-properties fo:break-before="page"/>
    </style:style>
    <style:style style:name="P10" style:parent-style-name="Heading1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size="10pt" style:font-size-asian="10pt" style:font-size-complex="10pt"/>
    </style:style>
    <style:style style:name="P12" style:parent-style-name="Heading1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0pt" style:font-size-asian="10pt" style:font-size-complex="10pt"/>
    </style:style>
    <style:style style:name="P14" style:parent-style-name="ListParagraph" style:family="paragraph">
      <style:text-properties fo:font-size="10pt" style:font-size-asian="10pt" style:font-size-complex="10pt"/>
    </style:style>
    <style:style style:name="P15" style:parent-style-name="ListParagraph" style:family="paragraph">
      <style:text-properties fo:font-size="10pt" style:font-size-asian="10pt" style:font-size-complex="10pt"/>
    </style:style>
    <style:style style:name="P16" style:parent-style-name="ListParagraph" style:family="paragraph">
      <style:text-properties fo:font-size="10pt" style:font-size-asian="10pt" style:font-size-complex="10pt"/>
    </style:style>
    <style:style style:name="P17" style:parent-style-name="ListParagraph" style:family="paragraph">
      <style:text-properties fo:font-size="10pt" style:font-size-asian="10pt" style:font-size-complex="10pt"/>
    </style:style>
    <style:style style:name="P18" style:parent-style-name="Heading1" style:family="paragraph">
      <style:text-properties fo:font-size="14pt" style:font-size-asian="14pt" style:font-size-complex="14pt"/>
    </style:style>
    <style:style style:name="P19" style:parent-style-name="Normal" style:family="paragraph">
      <style:text-properties fo:font-size="10pt" style:font-size-asian="10pt" style:font-size-complex="10pt"/>
    </style:style>
    <style:style style:name="P20" style:parent-style-name="ListParagraph" style:family="paragraph">
      <style:text-properties fo:font-size="10pt" style:font-size-asian="10pt" style:font-size-complex="10pt"/>
    </style:style>
    <style:style style:name="P21" style:parent-style-name="ListParagraph" style:family="paragraph">
      <style:text-properties fo:font-size="10pt" style:font-size-asian="10pt" style:font-size-complex="10pt"/>
    </style:style>
    <style:style style:name="P22" style:parent-style-name="ListParagraph" style:family="paragraph">
      <style:text-properties fo:font-size="10pt" style:font-size-asian="10pt" style:font-size-complex="10pt"/>
    </style:style>
    <style:style style:name="P23" style:parent-style-name="ListParagraph" style:family="paragraph">
      <style:text-properties fo:font-size="10pt" style:font-size-asian="10pt" style:font-size-complex="10pt"/>
    </style:style>
    <style:style style:name="P24" style:parent-style-name="ListParagraph" style:family="paragraph">
      <style:text-properties fo:font-size="10pt" style:font-size-asian="10pt" style:font-size-complex="10pt"/>
    </style:style>
    <style:style style:name="P25" style:parent-style-name="ListParagraph" style:family="paragraph">
      <style:text-properties fo:font-size="10pt" style:font-size-asian="10pt" style:font-size-complex="10pt"/>
    </style:style>
    <style:style style:name="P26" style:parent-style-name="ListParagraph" style:family="paragraph">
      <style:text-properties fo:font-size="10pt" style:font-size-asian="10pt" style:font-size-complex="10pt"/>
    </style:style>
    <style:style style:name="P27" style:parent-style-name="ListParagraph" style:family="paragraph">
      <style:text-properties fo:font-size="10pt" style:font-size-asian="10pt" style:font-size-complex="10pt"/>
    </style:style>
    <style:style style:name="P28" style:parent-style-name="ListParagraph" style:family="paragraph">
      <style:text-properties fo:font-size="10pt" style:font-size-asian="10pt" style:font-size-complex="10pt"/>
    </style:style>
    <style:style style:name="P29" style:parent-style-name="ListParagraph" style:family="paragraph">
      <style:text-properties fo:font-size="10pt" style:font-size-asian="10pt" style:font-size-complex="10pt"/>
    </style:style>
    <style:style style:name="P30" style:parent-style-name="ListParagraph" style:family="paragraph">
      <style:text-properties fo:font-size="10pt" style:font-size-asian="10pt" style:font-size-complex="10pt"/>
    </style:style>
    <style:style style:name="P31" style:parent-style-name="ListParagraph" style:family="paragraph">
      <style:text-properties fo:font-size="10pt" style:font-size-asian="10pt" style:font-size-complex="10pt"/>
    </style:style>
    <style:style style:name="P32" style:parent-style-name="Heading1" style:family="paragraph">
      <style:text-properties fo:font-size="14pt" style:font-size-asian="14pt" style:font-size-complex="14pt"/>
    </style:style>
    <style:style style:name="P33" style:parent-style-name="Normal" style:family="paragraph">
      <style:text-properties fo:font-size="10pt" style:font-size-asian="10pt" style:font-size-complex="10pt"/>
    </style:style>
    <style:style style:name="P34" style:parent-style-name="ListParagraph" style:family="paragraph">
      <style:text-properties fo:font-size="10pt" style:font-size-asian="10pt" style:font-size-complex="10pt"/>
    </style:style>
    <style:style style:name="P35" style:parent-style-name="ListParagraph" style:family="paragraph">
      <style:text-properties fo:font-size="10pt" style:font-size-asian="10pt" style:font-size-complex="10pt"/>
    </style:style>
    <style:style style:name="P36" style:parent-style-name="ListParagraph" style:family="paragraph">
      <style:text-properties fo:font-size="10pt" style:font-size-asian="10pt" style:font-size-complex="10pt"/>
    </style:style>
    <style:style style:name="P37" style:parent-style-name="ListParagraph" style:family="paragraph">
      <style:text-properties fo:font-size="10pt" style:font-size-asian="10pt" style:font-size-complex="10pt"/>
    </style:style>
    <style:style style:name="P38" style:parent-style-name="ListParagraph" style:family="paragraph">
      <style:text-properties fo:font-size="10pt" style:font-size-asian="10pt" style:font-size-complex="10pt"/>
    </style:style>
    <style:style style:name="P39" style:parent-style-name="Heading1" style:family="paragraph">
      <style:text-properties fo:font-size="14pt" style:font-size-asian="14pt" style:font-size-complex="14pt"/>
    </style:style>
    <style:style style:name="P40" style:parent-style-name="ListParagraph" style:family="paragraph">
      <style:text-properties fo:font-size="10pt" style:font-size-asian="10pt" style:font-size-complex="10pt"/>
    </style:style>
    <style:style style:name="P41" style:parent-style-name="ListParagraph" style:family="paragraph">
      <style:text-properties fo:font-size="10pt" style:font-size-asian="10pt" style:font-size-complex="10pt"/>
    </style:style>
    <style:style style:name="P42" style:parent-style-name="ListParagraph" style:family="paragraph">
      <style:text-properties fo:font-size="10pt" style:font-size-asian="10pt" style:font-size-complex="10pt"/>
    </style:style>
    <style:style style:name="P43" style:parent-style-name="ListParagraph" style:family="paragraph">
      <style:text-properties fo:font-size="10pt" style:font-size-asian="10pt" style:font-size-complex="10pt"/>
    </style:style>
    <style:style style:family="graphic" style:name="a0">
      <style:graphic-properties draw:fill="solid" draw:fill-color="#4472c4" draw:opacity="100%" draw:stroke="none"/>
    </style:style>
    <style:style style:family="graphic" style:name="a1">
      <style:graphic-properties fo:wrap-option="wrap" fo:padding-top="0.8in" fo:padding-bottom="0.5in" fo:padding-left="0.5in" fo:padding-right="0.5in" draw:textarea-vertical-align="bottom" draw:textarea-horizontal-align="left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padding-top="0.1in" fo:padding-bottom="0.1in" fo:padding-left="0.5in" fo:padding-right="0.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background" style:horizontal-rel="page" style:vertical-rel="page" style:horizontal-pos="center" style:vertical-pos="middle"/>
    </style:style>
  </office:automatic-styles>
  <office:body>
    <office:text text:use-soft-page-breaks="true">
      <text:p text:style-name="P1"><draw:g draw:z-index="251659264" draw:name="Group 193" draw:id="id3" draw:style-name="a3" text:anchor-type="paragraph"><svg:title/><svg:desc/><draw:custom-shape svg:x="0in" svg:y="0in" svg:width="7.5in" svg:height="1.5in" draw:id="id0" draw:style-name="a0" draw:name="Rectangle 194"><svg:title/><svg:desc/><draw:enhanced-geometry draw:type="non-primitive" svg:viewBox="0 0 21600 21600" draw:enhanced-path="M 0 0 L 21600 0 21600 21600 0 21600 Z N"/></draw:custom-shape><draw:custom-shape svg:x="0in" svg:y="4.47761in" svg:width="7.5in" svg:height="5.5in" draw:id="id1" draw:style-name="a1" draw:name="Rectangle 195"><svg:title/><svg:desc/><text:p text:style-name="P2"><text:span text:style-name="T3">Final Doc</text:span></text:p><text:p text:style-name="P4"><text:span text:style-name="T5">Writtien by Jessica Fealy</text:span><text:span text:style-name="T6">   <text:s text:c="4"/></text:span></text:p><draw:enhanced-geometry draw:type="non-primitive" svg:viewBox="0 0 21600 21600" draw:enhanced-path="M 0 0 L 21600 0 21600 21600 0 21600 Z N"/></draw:custom-shape><draw:frame draw:id="id2" draw:style-name="a2" draw:name="Text Box 196" svg:x="0.00746in" svg:y="1.5in" svg:width="7.5in" svg:height="2.97761in" style:rel-width="scale" style:rel-height="scale"><draw:text-box><text:p text:style-name="P7"><text:span text:style-name="T8">PIM FINAL DOC</text:span></text:p></draw:text-box><svg:title/><svg:desc/></draw:frame></draw:g></text:p>
      <text:p text:style-name="P9"/>
      <text:h text:style-name="P10" text:outline-level="1">Vision Statement</text:h>
      <text:p text:style-name="P11">The vision for this project was to create a Personal Information System (PIM) for the company to utilise, this system would allow all employee records to be located in a single place. Such as a system would allow managers / HR to manipulate the system to add or remove employee records. The PIM system is intended to be integrate with other new systems in which the company is considering.<text:s/></text:p>
      <text:h text:style-name="P12" text:outline-level="1">Requirements<text:s/></text:h>
      <text:p text:style-name="P13">The PIM system has a few strict requirements and criteria in which the program must fulfil to be deemed a success. The following criteria is as follows:</text:p>
      <text:list text:style-name="LFO1" text:continue-numbering="true">
        <text:list-item>
          <text:p text:style-name="P14">Take employee take from a CVS file</text:p>
        </text:list-item>
        <text:list-item>
          <text:p text:style-name="P15">Allow changes to employee records to remain persistent<text:s/></text:p>
        </text:list-item>
        <text:list-item>
          <text:p text:style-name="P16">Ensure different privilege levels required to access the system</text:p>
        </text:list-item>
        <text:list-item>
          <text:p text:style-name="P17">Allow manipulation of data from an admin access channel</text:p>
        </text:list-item>
      </text:list>
      <text:h text:style-name="P18" text:outline-level="1">Component<text:s/></text:h>
      <text:p text:style-name="P19">For the development of the PIM system several tools are required for the completion of the project. The following product are as follows:<text:s/></text:p>
      <text:list text:style-name="LFO2" text:continue-numbering="true">
        <text:list-item>
          <text:p text:style-name="P20">Trello</text:p>
          <text:list text:continue-numbering="true">
            <text:list-item>
              <text:p text:style-name="P21">Used to track team tasks to be completed</text:p>
            </text:list-item>
            <text:list-item>
              <text:p text:style-name="P22">Used to track which team members are assigned to each take<text:s/></text:p>
            </text:list-item>
            <text:list-item>
              <text:p text:style-name="P23">Used to track when each task has been completed</text:p>
            </text:list-item>
          </text:list>
        </text:list-item>
        <text:list-item>
          <text:p text:style-name="P24">Python – Tkinter<text:s/></text:p>
          <text:list text:continue-numbering="true">
            <text:list-item>
              <text:p text:style-name="P25">The programming language and library used to complete the project<text:s/></text:p>
            </text:list-item>
          </text:list>
        </text:list-item>
        <text:list-item>
          <text:p text:style-name="P26">GitHub</text:p>
          <text:list text:continue-numbering="true">
            <text:list-item>
              <text:p text:style-name="P27">Used as a team repository, this is so each team member can upload and check each-others work</text:p>
            </text:list-item>
          </text:list>
        </text:list-item>
        <text:list-item>
          <text:p text:style-name="P28">Discord<text:s/></text:p>
          <text:list text:continue-numbering="true">
            <text:list-item>
              <text:p text:style-name="P29">Used as a remote communication tool<text:s/></text:p>
            </text:list-item>
            <text:list-item>
              <text:p text:style-name="P30">Weekly team meeting can be held via voice channels</text:p>
            </text:list-item>
            <text:list-item>
              <text:p text:style-name="P31">Issues can be raised with text channels, such communications can be raised to a team meeting is not solvable via text</text:p>
            </text:list-item>
          </text:list>
        </text:list-item>
      </text:list>
      <text:h text:style-name="P32" text:outline-level="1">Project Constraints<text:s/></text:h>
      <text:p text:style-name="P33">The scope in that the PIM system must adhere to is contained in the following:</text:p>
      <text:list text:style-name="LFO3" text:continue-numbering="true">
        <text:list-item>
          <text:p text:style-name="P34">Cannot decide which personnel is considered Admin or User<text:s/></text:p>
        </text:list-item>
        <text:list-item>
          <text:p text:style-name="P35">Cannot issue password or usernames</text:p>
        </text:list-item>
        <text:list-item>
          <text:p text:style-name="P36">Can only allowed completed deletion of records</text:p>
        </text:list-item>
        <text:list-item>
          <text:p text:style-name="P37">Cannot view the pay of employees<text:s/></text:p>
        </text:list-item>
        <text:list-item>
          <text:p text:style-name="P38">Can only view the personnel records such as address<text:s/></text:p>
        </text:list-item>
      </text:list>
      <text:h text:style-name="P39" text:outline-level="1">Describe the desired qualities for your product</text:h>
      <text:list text:style-name="LFO4" text:continue-numbering="true">
        <text:list-item>
          <text:p text:style-name="P40">A simple to use user interface<text:s/></text:p>
        </text:list-item>
        <text:list-item>
          <text:p text:style-name="P41">Persistence of data<text:s/></text:p>
        </text:list-item>
        <text:list-item>
          <text:p text:style-name="P42">Adhering to data protections</text:p>
        </text:list-item>
        <text:list-item>
          <text:p text:style-name="P43">Admin and user privilege levels<text:s/></text:p>
        </text:list-item>
      </text:list>
      <text:p text:style-name="ListParagraph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style:font-name-asian="Times New Roman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fo:language="en" fo:country="US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IM FINAL DOC</dc:title>
    <dc:description/>
    <dc:subject/>
    <meta:initial-creator>Final Doc</meta:initial-creator>
    <dc:creator>Jessica Fealy</dc:creator>
    <meta:creation-date>2021-05-12T22:01:00Z</meta:creation-date>
    <dc:date>2021-05-14T12:56:00Z</dc:date>
    <meta:template xlink:href="Normal" xlink:type="simple"/>
    <meta:editing-cycles>4</meta:editing-cycles>
    <meta:editing-duration>PT2460S</meta:editing-duration>
    <meta:document-statistic meta:page-count="1" meta:paragraph-count="3" meta:word-count="296" meta:character-count="1984" meta:row-count="14" meta:non-whitespace-character-count="1691"/>
  </office:meta>
</office:document-meta>
</file>